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489cm"/>
    </style:style>
    <style:style style:name="co2" style:family="table-column">
      <style:table-column-properties fo:break-before="auto" style:column-width="8.751cm"/>
    </style:style>
    <style:style style:name="co3" style:family="table-column">
      <style:table-column-properties fo:break-before="auto" style:column-width="3.466cm"/>
    </style:style>
    <style:style style:name="co4" style:family="table-column">
      <style:table-column-properties fo:break-before="auto" style:column-width="3.93cm"/>
    </style:style>
    <style:style style:name="co5" style:family="table-column">
      <style:table-column-properties fo:break-before="auto" style:column-width="3.166cm"/>
    </style:style>
    <style:style style:name="co6" style:family="table-column">
      <style:table-column-properties fo:break-before="auto" style:column-width="3.549cm"/>
    </style:style>
    <style:style style:name="co7" style:family="table-column">
      <style:table-column-properties fo:break-before="auto" style:column-width="4.011cm"/>
    </style:style>
    <style:style style:name="co8" style:family="table-column">
      <style:table-column-properties fo:break-before="auto" style:column-width="3.249cm"/>
    </style:style>
    <style:style style:name="co9" style:family="table-column">
      <style:table-column-properties fo:break-before="auto" style:column-width="5.154cm"/>
    </style:style>
    <style:style style:name="co10" style:family="table-column">
      <style:table-column-properties fo:break-before="auto" style:column-width="5.644cm"/>
    </style:style>
    <style:style style:name="co11" style:family="table-column">
      <style:table-column-properties fo:break-before="auto" style:column-width="7.433cm"/>
    </style:style>
    <style:style style:name="co12" style:family="table-column">
      <style:table-column-properties fo:break-before="auto" style:column-width="7.87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 %</number:text>
    </number:percentage-style>
    <style:style style:name="ce1" style:family="table-cell" style:parent-style-name="Default" style:data-style-name="N1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XML Benchmark Result 1 GB" table:style-name="ta1">
        <table:shapes>
          <draw:frame draw:z-index="0" draw:style-name="gr1" draw:text-style-name="P1" svg:width="25cm" svg:height="12cm" svg:x="0.076cm" svg:y="16.653cm">
            <draw:object draw:notify-on-update-of-ranges="'XML Benchmark Result 1 GB'.C6:'XML Benchmark Result 1 GB'.C6 'XML Benchmark Result 1 GB'.C9:'XML Benchmark Result 1 GB'.C9 'XML Benchmark Result 1 GB'.C34:'XML Benchmark Result 1 GB'.C34 'XML Benchmark Result 1 GB'.D6:'XML Benchmark Result 1 GB'.D6 'XML Benchmark Result 1 GB'.D9:'XML Benchmark Result 1 GB'.D9 'XML Benchmark Result 1 GB'.D34:'XML Benchmark Result 1 GB'.D34 'XML Benchmark Result 1 GB'.E6:'XML Benchmark Result 1 GB'.E6 'XML Benchmark Result 1 GB'.E9:'XML Benchmark Result 1 GB'.E9 'XML Benchmark Result 1 GB'.E34:'XML Benchmark Result 1 GB'.E34 'XML Benchmark Result 1 GB'.F6:'XML Benchmark Result 1 GB'.F6 'XML Benchmark Result 1 GB'.F9:'XML Benchmark Result 1 GB'.F9 'XML Benchmark Result 1 GB'.F34:'XML Benchmark Result 1 GB'.F34 'XML Benchmark Result 1 GB'.G6:'XML Benchmark Result 1 GB'.G6 'XML Benchmark Result 1 GB'.G9:'XML Benchmark Result 1 GB'.G9 'XML Benchmark Result 1 GB'.G34:'XML Benchmark Result 1 GB'.G34 'XML Benchmark Result 1 GB'.H6:'XML Benchmark Result 1 GB'.H6 'XML Benchmark Result 1 GB'.H9:'XML Benchmark Result 1 GB'.H9 'XML Benchmark Result 1 GB'.H34:'XML Benchmark Result 1 GB'.H34 'XML Benchmark Result 1 GB'.I6:'XML Benchmark Result 1 GB'.I6 'XML Benchmark Result 1 GB'.I9:'XML Benchmark Result 1 GB'.I9 'XML Benchmark Result 1 GB'.I34:'XML Benchmark Result 1 GB'.I34 'XML Benchmark Result 1 GB'.J6:'XML Benchmark Result 1 GB'.J6 'XML Benchmark Result 1 GB'.J9:'XML Benchmark Result 1 GB'.J9 'XML Benchmark Result 1 GB'.J34:'XML Benchmark Result 1 GB'.J34 'XML Benchmark Result 1 GB'.K6:'XML Benchmark Result 1 GB'.K6 'XML Benchmark Result 1 GB'.K9:'XML Benchmark Result 1 GB'.K9 'XML Benchmark Result 1 GB'.K34:'XML Benchmark Result 1 GB'.K34 'XML Benchmark Result 1 GB'.L6:'XML Benchmark Result 1 GB'.L6 'XML Benchmark Result 1 GB'.L9:'XML Benchmark Result 1 GB'.L9 'XML Benchmark Result 1 GB'.L34:'XML Benchmark Result 1 GB'.L3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0cm" svg:height="9cm" svg:x="0.038cm" svg:y="29.425cm">
            <draw:object draw:notify-on-update-of-ranges="'XML Benchmark Result 1 GB'.B10:'XML Benchmark Result 1 GB'.B20 'XML Benchmark Result 1 GB'.C6:'XML Benchmark Result 1 GB'.C6 'XML Benchmark Result 1 GB'.C10:'XML Benchmark Result 1 GB'.C20 'XML Benchmark Result 1 GB'.B10:'XML Benchmark Result 1 GB'.B20 'XML Benchmark Result 1 GB'.D6:'XML Benchmark Result 1 GB'.D6 'XML Benchmark Result 1 GB'.D10:'XML Benchmark Result 1 GB'.D20 'XML Benchmark Result 1 GB'.B10:'XML Benchmark Result 1 GB'.B20 'XML Benchmark Result 1 GB'.E6:'XML Benchmark Result 1 GB'.E6 'XML Benchmark Result 1 GB'.E10:'XML Benchmark Result 1 GB'.E20 'XML Benchmark Result 1 GB'.B10:'XML Benchmark Result 1 GB'.B20 'XML Benchmark Result 1 GB'.I6:'XML Benchmark Result 1 GB'.I6 'XML Benchmark Result 1 GB'.I10:'XML Benchmark Result 1 GB'.I20 'XML Benchmark Result 1 GB'.B10:'XML Benchmark Result 1 GB'.B20 'XML Benchmark Result 1 GB'.J6:'XML Benchmark Result 1 GB'.J6 'XML Benchmark Result 1 GB'.J10:'XML Benchmark Result 1 GB'.J2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20cm" svg:height="9cm" svg:x="0.121cm" svg:y="39.285cm">
            <draw:object draw:notify-on-update-of-ranges="'XML Benchmark Result 1 GB'.B21:'XML Benchmark Result 1 GB'.B31 'XML Benchmark Result 1 GB'.C6:'XML Benchmark Result 1 GB'.C6 'XML Benchmark Result 1 GB'.C21:'XML Benchmark Result 1 GB'.C31 'XML Benchmark Result 1 GB'.B21:'XML Benchmark Result 1 GB'.B31 'XML Benchmark Result 1 GB'.D6:'XML Benchmark Result 1 GB'.D6 'XML Benchmark Result 1 GB'.D21:'XML Benchmark Result 1 GB'.D31 'XML Benchmark Result 1 GB'.B21:'XML Benchmark Result 1 GB'.B31 'XML Benchmark Result 1 GB'.E6:'XML Benchmark Result 1 GB'.E6 'XML Benchmark Result 1 GB'.E21:'XML Benchmark Result 1 GB'.E31 'XML Benchmark Result 1 GB'.B21:'XML Benchmark Result 1 GB'.B31 'XML Benchmark Result 1 GB'.I6:'XML Benchmark Result 1 GB'.I6 'XML Benchmark Result 1 GB'.I21:'XML Benchmark Result 1 GB'.I31 'XML Benchmark Result 1 GB'.B21:'XML Benchmark Result 1 GB'.B31 'XML Benchmark Result 1 GB'.J6:'XML Benchmark Result 1 GB'.J6 'XML Benchmark Result 1 GB'.J21:'XML Benchmark Result 1 GB'.J3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XML Benchmark Resul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ile:</text:p>
          </table:table-cell>
          <table:table-cell office:value-type="string" calcext:value-type="string">
            <text:p>C:\Users\Yoda\Desktop\XML Benchmark 1 GB.x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ize:</text:p>
          </table:table-cell>
          <table:table-cell office:value-type="string" calcext:value-type="string">
            <text:p>1031.8454 M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rials: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Parsing Method</text:p>
          </table:table-cell>
          <table:table-cell/>
          <table:table-cell office:value-type="string" calcext:value-type="string">
            <text:p>Xerces (Cursor API)</text:p>
          </table:table-cell>
          <table:table-cell office:value-type="string" calcext:value-type="string">
            <text:p>Woodstox (Cursor API)</text:p>
          </table:table-cell>
          <table:table-cell office:value-type="string" calcext:value-type="string">
            <text:p>Aalto (Cursor API)</text:p>
          </table:table-cell>
          <table:table-cell office:value-type="string" calcext:value-type="string">
            <text:p>Xerces (Iterator API)</text:p>
          </table:table-cell>
          <table:table-cell office:value-type="string" calcext:value-type="string">
            <text:p>Woodstox (Iterator API)</text:p>
          </table:table-cell>
          <table:table-cell office:value-type="string" calcext:value-type="string">
            <text:p>Aalto (Iterator API)</text:p>
          </table:table-cell>
          <table:table-cell office:value-type="string" calcext:value-type="string">
            <text:p>maXMLian with instance reuse</text:p>
          </table:table-cell>
          <table:table-cell office:value-type="string" calcext:value-type="string">
            <text:p>maXMLian without instance reuse</text:p>
          </table:table-cell>
          <table:table-cell office:value-type="string" calcext:value-type="string">
            <text:p>maXMLian with instance reuse (Iterable style)</text:p>
          </table:table-cell>
          <table:table-cell office:value-type="string" calcext:value-type="string">
            <text:p>maXMLian without instance reuse (Iterable style)</text:p>
          </table:table-cell>
        </table:table-row>
        <table:table-row table:style-name="ro1">
          <table:table-cell office:value-type="string" calcext:value-type="string">
            <text:p>Document Parsing Time [s]</text:p>
          </table:table-cell>
          <table:table-cell/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ee Traversal Time [s]</text:p>
          </table:table-cell>
          <table:table-cell/>
          <table:table-cell office:value-type="float" office:value="7.3487" calcext:value-type="float">
            <text:p>7,3487</text:p>
          </table:table-cell>
          <table:table-cell office:value-type="float" office:value="5.911" calcext:value-type="float">
            <text:p>5,911</text:p>
          </table:table-cell>
          <table:table-cell office:value-type="float" office:value="5.2763" calcext:value-type="float">
            <text:p>5,2763</text:p>
          </table:table-cell>
          <table:table-cell office:value-type="float" office:value="10.2003" calcext:value-type="float">
            <text:p>10,2003</text:p>
          </table:table-cell>
          <table:table-cell office:value-type="float" office:value="7.6393" calcext:value-type="float">
            <text:p>7,6393</text:p>
          </table:table-cell>
          <table:table-cell office:value-type="float" office:value="7.315" calcext:value-type="float">
            <text:p>7,315</text:p>
          </table:table-cell>
          <table:table-cell office:value-type="float" office:value="8.4853" calcext:value-type="float">
            <text:p>8,4853</text:p>
          </table:table-cell>
          <table:table-cell office:value-type="float" office:value="8.9357" calcext:value-type="float">
            <text:p>8,9357</text:p>
          </table:table-cell>
          <table:table-cell office:value-type="float" office:value="9.0023" calcext:value-type="float">
            <text:p>9,0023</text:p>
          </table:table-cell>
          <table:table-cell office:value-type="float" office:value="9.1447" calcext:value-type="float">
            <text:p>9,1447</text:p>
          </table:table-cell>
        </table:table-row>
        <table:table-row table:style-name="ro1">
          <table:table-cell office:value-type="string" calcext:value-type="string">
            <text:p>Total Parsing Time [s]</text:p>
          </table:table-cell>
          <table:table-cell/>
          <table:table-cell office:value-type="float" office:value="7.3487" calcext:value-type="float">
            <text:p>7,3487</text:p>
          </table:table-cell>
          <table:table-cell office:value-type="float" office:value="5.911" calcext:value-type="float">
            <text:p>5,911</text:p>
          </table:table-cell>
          <table:table-cell office:value-type="float" office:value="5.2763" calcext:value-type="float">
            <text:p>5,2763</text:p>
          </table:table-cell>
          <table:table-cell office:value-type="float" office:value="10.2003" calcext:value-type="float">
            <text:p>10,2003</text:p>
          </table:table-cell>
          <table:table-cell office:value-type="float" office:value="7.6393" calcext:value-type="float">
            <text:p>7,6393</text:p>
          </table:table-cell>
          <table:table-cell office:value-type="float" office:value="7.315" calcext:value-type="float">
            <text:p>7,315</text:p>
          </table:table-cell>
          <table:table-cell office:value-type="float" office:value="8.4853" calcext:value-type="float">
            <text:p>8,4853</text:p>
          </table:table-cell>
          <table:table-cell office:value-type="float" office:value="8.9357" calcext:value-type="float">
            <text:p>8,9357</text:p>
          </table:table-cell>
          <table:table-cell office:value-type="float" office:value="9.0023" calcext:value-type="float">
            <text:p>9,0023</text:p>
          </table:table-cell>
          <table:table-cell office:value-type="float" office:value="9.1447" calcext:value-type="float">
            <text:p>9,1447</text:p>
          </table:table-cell>
        </table:table-row>
        <table:table-row table:style-name="ro1">
          <table:table-cell office:value-type="string" calcext:value-type="string">
            <text:p>Memory Consumption without GC [MB]</text:p>
          </table:table-cell>
          <table:table-cell table:style-name="ce1" office:value-type="percentage" office:value="0" calcext:value-type="percentage">
            <text:p>0 %</text:p>
          </table:table-cell>
          <table:table-cell office:value-type="float" office:value="0.4987" calcext:value-type="float">
            <text:p>0,4987</text:p>
          </table:table-cell>
          <table:table-cell office:value-type="float" office:value="0.4647" calcext:value-type="float">
            <text:p>0,4647</text:p>
          </table:table-cell>
          <table:table-cell office:value-type="float" office:value="0.5333" calcext:value-type="float">
            <text:p>0,5333</text:p>
          </table:table-cell>
          <table:table-cell office:value-type="float" office:value="1.2435" calcext:value-type="float">
            <text:p>1,2435</text:p>
          </table:table-cell>
          <table:table-cell office:value-type="float" office:value="1.0657" calcext:value-type="float">
            <text:p>1,0657</text:p>
          </table:table-cell>
          <table:table-cell office:value-type="float" office:value="0.9759" calcext:value-type="float">
            <text:p>0,9759</text:p>
          </table:table-cell>
          <table:table-cell office:value-type="float" office:value="0.47" calcext:value-type="float">
            <text:p>0,47</text:p>
          </table:table-cell>
          <table:table-cell office:value-type="float" office:value="0.9242" calcext:value-type="float">
            <text:p>0,9242</text:p>
          </table:table-cell>
          <table:table-cell office:value-type="float" office:value="0.47" calcext:value-type="float">
            <text:p>0,47</text:p>
          </table:table-cell>
          <table:table-cell office:value-type="float" office:value="1.2435" calcext:value-type="float">
            <text:p>1,2435</text:p>
          </table:table-cell>
        </table:table-row>
        <table:table-row table:style-name="ro1">
          <table:table-cell/>
          <table:table-cell table:style-name="ce1" office:value-type="percentage" office:value="0.1" calcext:value-type="percentage">
            <text:p>10 %</text:p>
          </table:table-cell>
          <table:table-cell office:value-type="float" office:value="17.7552" calcext:value-type="float">
            <text:p>17,7552</text:p>
          </table:table-cell>
          <table:table-cell office:value-type="float" office:value="7.1178" calcext:value-type="float">
            <text:p>7,1178</text:p>
          </table:table-cell>
          <table:table-cell office:value-type="float" office:value="12.906" calcext:value-type="float">
            <text:p>12,906</text:p>
          </table:table-cell>
          <table:table-cell office:value-type="float" office:value="26.7851" calcext:value-type="float">
            <text:p>26,7851</text:p>
          </table:table-cell>
          <table:table-cell office:value-type="float" office:value="35.2103" calcext:value-type="float">
            <text:p>35,2103</text:p>
          </table:table-cell>
          <table:table-cell office:value-type="float" office:value="19.8919" calcext:value-type="float">
            <text:p>19,8919</text:p>
          </table:table-cell>
          <table:table-cell office:value-type="float" office:value="9.0834" calcext:value-type="float">
            <text:p>9,0834</text:p>
          </table:table-cell>
          <table:table-cell office:value-type="float" office:value="16.8421" calcext:value-type="float">
            <text:p>16,8421</text:p>
          </table:table-cell>
          <table:table-cell office:value-type="float" office:value="18.447" calcext:value-type="float">
            <text:p>18,447</text:p>
          </table:table-cell>
          <table:table-cell office:value-type="float" office:value="22.9397" calcext:value-type="float">
            <text:p>22,9397</text:p>
          </table:table-cell>
        </table:table-row>
        <table:table-row table:style-name="ro1">
          <table:table-cell/>
          <table:table-cell table:style-name="ce1" office:value-type="percentage" office:value="0.2" calcext:value-type="percentage">
            <text:p>20 %</text:p>
          </table:table-cell>
          <table:table-cell office:value-type="float" office:value="11.1849" calcext:value-type="float">
            <text:p>11,1849</text:p>
          </table:table-cell>
          <table:table-cell office:value-type="float" office:value="13.7005" calcext:value-type="float">
            <text:p>13,7005</text:p>
          </table:table-cell>
          <table:table-cell office:value-type="float" office:value="23.155" calcext:value-type="float">
            <text:p>23,155</text:p>
          </table:table-cell>
          <table:table-cell office:value-type="float" office:value="43.621" calcext:value-type="float">
            <text:p>43,621</text:p>
          </table:table-cell>
          <table:table-cell office:value-type="float" office:value="17.4248" calcext:value-type="float">
            <text:p>17,4248</text:p>
          </table:table-cell>
          <table:table-cell office:value-type="float" office:value="27.3319" calcext:value-type="float">
            <text:p>27,3319</text:p>
          </table:table-cell>
          <table:table-cell office:value-type="float" office:value="17.5022" calcext:value-type="float">
            <text:p>17,5022</text:p>
          </table:table-cell>
          <table:table-cell office:value-type="float" office:value="30.1203" calcext:value-type="float">
            <text:p>30,1203</text:p>
          </table:table-cell>
          <table:table-cell office:value-type="float" office:value="12.8383" calcext:value-type="float">
            <text:p>12,8383</text:p>
          </table:table-cell>
          <table:table-cell office:value-type="float" office:value="21.4183" calcext:value-type="float">
            <text:p>21,4183</text:p>
          </table:table-cell>
        </table:table-row>
        <table:table-row table:style-name="ro1">
          <table:table-cell/>
          <table:table-cell table:style-name="ce1" office:value-type="percentage" office:value="0.3" calcext:value-type="percentage">
            <text:p>30 %</text:p>
          </table:table-cell>
          <table:table-cell office:value-type="float" office:value="3.5196" calcext:value-type="float">
            <text:p>3,5196</text:p>
          </table:table-cell>
          <table:table-cell office:value-type="float" office:value="18.881" calcext:value-type="float">
            <text:p>18,881</text:p>
          </table:table-cell>
          <table:table-cell office:value-type="float" office:value="18.5155" calcext:value-type="float">
            <text:p>18,5155</text:p>
          </table:table-cell>
          <table:table-cell office:value-type="float" office:value="33.9915" calcext:value-type="float">
            <text:p>33,9915</text:p>
          </table:table-cell>
          <table:table-cell office:value-type="float" office:value="31.9487" calcext:value-type="float">
            <text:p>31,9487</text:p>
          </table:table-cell>
          <table:table-cell office:value-type="float" office:value="25.909" calcext:value-type="float">
            <text:p>25,909</text:p>
          </table:table-cell>
          <table:table-cell office:value-type="float" office:value="1.0727" calcext:value-type="float">
            <text:p>1,0727</text:p>
          </table:table-cell>
          <table:table-cell office:value-type="float" office:value="30.0917" calcext:value-type="float">
            <text:p>30,0917</text:p>
          </table:table-cell>
          <table:table-cell office:value-type="float" office:value="5.7986" calcext:value-type="float">
            <text:p>5,7986</text:p>
          </table:table-cell>
          <table:table-cell office:value-type="float" office:value="31.2318" calcext:value-type="float">
            <text:p>31,2318</text:p>
          </table:table-cell>
        </table:table-row>
        <table:table-row table:style-name="ro1">
          <table:table-cell/>
          <table:table-cell table:style-name="ce1" office:value-type="percentage" office:value="0.4" calcext:value-type="percentage">
            <text:p>40 %</text:p>
          </table:table-cell>
          <table:table-cell office:value-type="float" office:value="22.3091" calcext:value-type="float">
            <text:p>22,3091</text:p>
          </table:table-cell>
          <table:table-cell office:value-type="float" office:value="4.7808" calcext:value-type="float">
            <text:p>4,7808</text:p>
          </table:table-cell>
          <table:table-cell office:value-type="float" office:value="15.7068" calcext:value-type="float">
            <text:p>15,7068</text:p>
          </table:table-cell>
          <table:table-cell office:value-type="float" office:value="25.9685" calcext:value-type="float">
            <text:p>25,9685</text:p>
          </table:table-cell>
          <table:table-cell office:value-type="float" office:value="39.9217" calcext:value-type="float">
            <text:p>39,9217</text:p>
          </table:table-cell>
          <table:table-cell office:value-type="float" office:value="19.0869" calcext:value-type="float">
            <text:p>19,0869</text:p>
          </table:table-cell>
          <table:table-cell office:value-type="float" office:value="11.4129" calcext:value-type="float">
            <text:p>11,4129</text:p>
          </table:table-cell>
          <table:table-cell office:value-type="float" office:value="22.0243" calcext:value-type="float">
            <text:p>22,0243</text:p>
          </table:table-cell>
          <table:table-cell office:value-type="float" office:value="2.4983" calcext:value-type="float">
            <text:p>2,4983</text:p>
          </table:table-cell>
          <table:table-cell office:value-type="float" office:value="28.8702" calcext:value-type="float">
            <text:p>28,8702</text:p>
          </table:table-cell>
        </table:table-row>
        <table:table-row table:style-name="ro1">
          <table:table-cell/>
          <table:table-cell table:style-name="ce1" office:value-type="percentage" office:value="0.5" calcext:value-type="percentage">
            <text:p>50 %</text:p>
          </table:table-cell>
          <table:table-cell office:value-type="float" office:value="18.2671" calcext:value-type="float">
            <text:p>18,2671</text:p>
          </table:table-cell>
          <table:table-cell office:value-type="float" office:value="14.1808" calcext:value-type="float">
            <text:p>14,1808</text:p>
          </table:table-cell>
          <table:table-cell office:value-type="float" office:value="13.5788" calcext:value-type="float">
            <text:p>13,5788</text:p>
          </table:table-cell>
          <table:table-cell office:value-type="float" office:value="31.0012" calcext:value-type="float">
            <text:p>31,0012</text:p>
          </table:table-cell>
          <table:table-cell office:value-type="float" office:value="24.3342" calcext:value-type="float">
            <text:p>24,3342</text:p>
          </table:table-cell>
          <table:table-cell office:value-type="float" office:value="42.7777" calcext:value-type="float">
            <text:p>42,7777</text:p>
          </table:table-cell>
          <table:table-cell office:value-type="float" office:value="21.3011" calcext:value-type="float">
            <text:p>21,3011</text:p>
          </table:table-cell>
          <table:table-cell office:value-type="float" office:value="30.1681" calcext:value-type="float">
            <text:p>30,1681</text:p>
          </table:table-cell>
          <table:table-cell office:value-type="float" office:value="23.6951" calcext:value-type="float">
            <text:p>23,6951</text:p>
          </table:table-cell>
          <table:table-cell office:value-type="float" office:value="25.407" calcext:value-type="float">
            <text:p>25,407</text:p>
          </table:table-cell>
        </table:table-row>
        <table:table-row table:style-name="ro1">
          <table:table-cell/>
          <table:table-cell table:style-name="ce1" office:value-type="percentage" office:value="0.6" calcext:value-type="percentage">
            <text:p>60 %</text:p>
          </table:table-cell>
          <table:table-cell office:value-type="float" office:value="13.3975" calcext:value-type="float">
            <text:p>13,3975</text:p>
          </table:table-cell>
          <table:table-cell office:value-type="float" office:value="23.5964" calcext:value-type="float">
            <text:p>23,5964</text:p>
          </table:table-cell>
          <table:table-cell office:value-type="float" office:value="18.598" calcext:value-type="float">
            <text:p>18,598</text:p>
          </table:table-cell>
          <table:table-cell office:value-type="float" office:value="38.0601" calcext:value-type="float">
            <text:p>38,0601</text:p>
          </table:table-cell>
          <table:table-cell office:value-type="float" office:value="9.121" calcext:value-type="float">
            <text:p>9,121</text:p>
          </table:table-cell>
          <table:table-cell office:value-type="float" office:value="14.263" calcext:value-type="float">
            <text:p>14,263</text:p>
          </table:table-cell>
          <table:table-cell office:value-type="float" office:value="7.7153" calcext:value-type="float">
            <text:p>7,7153</text:p>
          </table:table-cell>
          <table:table-cell office:value-type="float" office:value="26.8813" calcext:value-type="float">
            <text:p>26,8813</text:p>
          </table:table-cell>
          <table:table-cell office:value-type="float" office:value="20.4518" calcext:value-type="float">
            <text:p>20,4518</text:p>
          </table:table-cell>
          <table:table-cell office:value-type="float" office:value="30.7435" calcext:value-type="float">
            <text:p>30,7435</text:p>
          </table:table-cell>
        </table:table-row>
        <table:table-row table:style-name="ro1">
          <table:table-cell/>
          <table:table-cell table:style-name="ce1" office:value-type="percentage" office:value="0.7" calcext:value-type="percentage">
            <text:p>70 %</text:p>
          </table:table-cell>
          <table:table-cell office:value-type="float" office:value="8.05" calcext:value-type="float">
            <text:p>8,05</text:p>
          </table:table-cell>
          <table:table-cell office:value-type="float" office:value="8.2328" calcext:value-type="float">
            <text:p>8,2328</text:p>
          </table:table-cell>
          <table:table-cell office:value-type="float" office:value="13.0466" calcext:value-type="float">
            <text:p>13,0466</text:p>
          </table:table-cell>
          <table:table-cell office:value-type="float" office:value="37.8194" calcext:value-type="float">
            <text:p>37,8194</text:p>
          </table:table-cell>
          <table:table-cell office:value-type="float" office:value="35.013" calcext:value-type="float">
            <text:p>35,013</text:p>
          </table:table-cell>
          <table:table-cell office:value-type="float" office:value="15.2196" calcext:value-type="float">
            <text:p>15,2196</text:p>
          </table:table-cell>
          <table:table-cell office:value-type="float" office:value="16.6485" calcext:value-type="float">
            <text:p>16,6485</text:p>
          </table:table-cell>
          <table:table-cell office:value-type="float" office:value="15.3223" calcext:value-type="float">
            <text:p>15,3223</text:p>
          </table:table-cell>
          <table:table-cell office:value-type="float" office:value="16.6894" calcext:value-type="float">
            <text:p>16,6894</text:p>
          </table:table-cell>
          <table:table-cell office:value-type="float" office:value="16.2906" calcext:value-type="float">
            <text:p>16,2906</text:p>
          </table:table-cell>
        </table:table-row>
        <table:table-row table:style-name="ro1">
          <table:table-cell/>
          <table:table-cell table:style-name="ce1" office:value-type="percentage" office:value="0.8" calcext:value-type="percentage">
            <text:p>80 %</text:p>
          </table:table-cell>
          <table:table-cell office:value-type="float" office:value="2.2845" calcext:value-type="float">
            <text:p>2,2845</text:p>
          </table:table-cell>
          <table:table-cell office:value-type="float" office:value="16.0663" calcext:value-type="float">
            <text:p>16,0663</text:p>
          </table:table-cell>
          <table:table-cell office:value-type="float" office:value="12.56" calcext:value-type="float">
            <text:p>12,56</text:p>
          </table:table-cell>
          <table:table-cell office:value-type="float" office:value="59.3335" calcext:value-type="float">
            <text:p>59,3335</text:p>
          </table:table-cell>
          <table:table-cell office:value-type="float" office:value="16.2264" calcext:value-type="float">
            <text:p>16,2264</text:p>
          </table:table-cell>
          <table:table-cell office:value-type="float" office:value="17.6599" calcext:value-type="float">
            <text:p>17,6599</text:p>
          </table:table-cell>
          <table:table-cell office:value-type="float" office:value="2.5686" calcext:value-type="float">
            <text:p>2,5686</text:p>
          </table:table-cell>
          <table:table-cell office:value-type="float" office:value="14.0064" calcext:value-type="float">
            <text:p>14,0064</text:p>
          </table:table-cell>
          <table:table-cell office:value-type="float" office:value="11.9895" calcext:value-type="float">
            <text:p>11,9895</text:p>
          </table:table-cell>
          <table:table-cell office:value-type="float" office:value="36.3843" calcext:value-type="float">
            <text:p>36,3843</text:p>
          </table:table-cell>
        </table:table-row>
        <table:table-row table:style-name="ro1">
          <table:table-cell/>
          <table:table-cell table:style-name="ce1" office:value-type="percentage" office:value="0.9" calcext:value-type="percentage">
            <text:p>90 %</text:p>
          </table:table-cell>
          <table:table-cell office:value-type="float" office:value="15.4445" calcext:value-type="float">
            <text:p>15,4445</text:p>
          </table:table-cell>
          <table:table-cell office:value-type="float" office:value="5.7468" calcext:value-type="float">
            <text:p>5,7468</text:p>
          </table:table-cell>
          <table:table-cell office:value-type="float" office:value="10.4511" calcext:value-type="float">
            <text:p>10,4511</text:p>
          </table:table-cell>
          <table:table-cell office:value-type="float" office:value="51.2226" calcext:value-type="float">
            <text:p>51,2226</text:p>
          </table:table-cell>
          <table:table-cell office:value-type="float" office:value="28.5641" calcext:value-type="float">
            <text:p>28,5641</text:p>
          </table:table-cell>
          <table:table-cell office:value-type="float" office:value="16.4911" calcext:value-type="float">
            <text:p>16,4911</text:p>
          </table:table-cell>
          <table:table-cell office:value-type="float" office:value="16.1884" calcext:value-type="float">
            <text:p>16,1884</text:p>
          </table:table-cell>
          <table:table-cell office:value-type="float" office:value="31.0331" calcext:value-type="float">
            <text:p>31,0331</text:p>
          </table:table-cell>
          <table:table-cell office:value-type="float" office:value="12.4594" calcext:value-type="float">
            <text:p>12,4594</text:p>
          </table:table-cell>
          <table:table-cell office:value-type="float" office:value="42.9904" calcext:value-type="float">
            <text:p>42,9904</text:p>
          </table:table-cell>
        </table:table-row>
        <table:table-row table:style-name="ro1">
          <table:table-cell/>
          <table:table-cell table:style-name="ce1" office:value-type="percentage" office:value="1" calcext:value-type="percentage">
            <text:p>100 %</text:p>
          </table:table-cell>
          <table:table-cell office:value-type="float" office:value="17.9511" calcext:value-type="float">
            <text:p>17,9511</text:p>
          </table:table-cell>
          <table:table-cell office:value-type="float" office:value="13.7267" calcext:value-type="float">
            <text:p>13,7267</text:p>
          </table:table-cell>
          <table:table-cell office:value-type="float" office:value="14.1163" calcext:value-type="float">
            <text:p>14,1163</text:p>
          </table:table-cell>
          <table:table-cell office:value-type="float" office:value="11.4153" calcext:value-type="float">
            <text:p>11,4153</text:p>
          </table:table-cell>
          <table:table-cell office:value-type="float" office:value="8.7459" calcext:value-type="float">
            <text:p>8,7459</text:p>
          </table:table-cell>
          <table:table-cell office:value-type="float" office:value="21.3412" calcext:value-type="float">
            <text:p>21,3412</text:p>
          </table:table-cell>
          <table:table-cell office:value-type="float" office:value="1.634" calcext:value-type="float">
            <text:p>1,634</text:p>
          </table:table-cell>
          <table:table-cell office:value-type="float" office:value="19.9115" calcext:value-type="float">
            <text:p>19,9115</text:p>
          </table:table-cell>
          <table:table-cell office:value-type="float" office:value="8.2296" calcext:value-type="float">
            <text:p>8,2296</text:p>
          </table:table-cell>
          <table:table-cell office:value-type="float" office:value="19.0811" calcext:value-type="float">
            <text:p>19,0811</text:p>
          </table:table-cell>
        </table:table-row>
        <table:table-row table:style-name="ro1">
          <table:table-cell office:value-type="string" calcext:value-type="string">
            <text:p>Memory Consumption with GC [MB]</text:p>
          </table:table-cell>
          <table:table-cell table:style-name="ce1" office:value-type="percentage" office:value="0" calcext:value-type="percentage">
            <text:p>0 %</text:p>
          </table:table-cell>
          <table:table-cell office:value-type="float" office:value="0.0102" calcext:value-type="float">
            <text:p>0,0102</text:p>
          </table:table-cell>
          <table:table-cell office:value-type="float" office:value="0.0017" calcext:value-type="float">
            <text:p>0,0017</text:p>
          </table:table-cell>
          <table:table-cell office:value-type="float" office:value="0.0016" calcext:value-type="float">
            <text:p>0,0016</text:p>
          </table:table-cell>
          <table:table-cell office:value-type="float" office:value="0.0103" calcext:value-type="float">
            <text:p>0,0103</text:p>
          </table:table-cell>
          <table:table-cell table:number-columns-repeated="2" office:value-type="float" office:value="0.0017" calcext:value-type="float">
            <text:p>0,0017</text:p>
          </table:table-cell>
          <table:table-cell office:value-type="float" office:value="0.0139" calcext:value-type="float">
            <text:p>0,0139</text:p>
          </table:table-cell>
          <table:table-cell office:value-type="float" office:value="0.0137" calcext:value-type="float">
            <text:p>0,0137</text:p>
          </table:table-cell>
          <table:table-cell office:value-type="float" office:value="0.0139" calcext:value-type="float">
            <text:p>0,0139</text:p>
          </table:table-cell>
          <table:table-cell office:value-type="float" office:value="0.0137" calcext:value-type="float">
            <text:p>0,0137</text:p>
          </table:table-cell>
        </table:table-row>
        <table:table-row table:style-name="ro1">
          <table:table-cell/>
          <table:table-cell table:style-name="ce1" office:value-type="percentage" office:value="0.1" calcext:value-type="percentage">
            <text:p>10 %</text:p>
          </table:table-cell>
          <table:table-cell office:value-type="float" office:value="0.0139" calcext:value-type="float">
            <text:p>0,0139</text:p>
          </table:table-cell>
          <table:table-cell office:value-type="float" office:value="0.0034" calcext:value-type="float">
            <text:p>0,0034</text:p>
          </table:table-cell>
          <table:table-cell office:value-type="float" office:value="0.0042" calcext:value-type="float">
            <text:p>0,0042</text:p>
          </table:table-cell>
          <table:table-cell office:value-type="float" office:value="0.0141" calcext:value-type="float">
            <text:p>0,0141</text:p>
          </table:table-cell>
          <table:table-cell office:value-type="float" office:value="0.0042" calcext:value-type="float">
            <text:p>0,0042</text:p>
          </table:table-cell>
          <table:table-cell office:value-type="float" office:value="0.0051" calcext:value-type="float">
            <text:p>0,0051</text:p>
          </table:table-cell>
          <table:table-cell office:value-type="float" office:value="0.0273" calcext:value-type="float">
            <text:p>0,0273</text:p>
          </table:table-cell>
          <table:table-cell office:value-type="float" office:value="0.022" calcext:value-type="float">
            <text:p>0,022</text:p>
          </table:table-cell>
          <table:table-cell office:value-type="float" office:value="0.0278" calcext:value-type="float">
            <text:p>0,0278</text:p>
          </table:table-cell>
          <table:table-cell office:value-type="float" office:value="0.0224" calcext:value-type="float">
            <text:p>0,0224</text:p>
          </table:table-cell>
        </table:table-row>
        <table:table-row table:style-name="ro1">
          <table:table-cell/>
          <table:table-cell table:style-name="ce1" office:value-type="percentage" office:value="0.2" calcext:value-type="percentage">
            <text:p>20 %</text:p>
          </table:table-cell>
          <table:table-cell office:value-type="float" office:value="0.014" calcext:value-type="float">
            <text:p>0,014</text:p>
          </table:table-cell>
          <table:table-cell office:value-type="float" office:value="0.0035" calcext:value-type="float">
            <text:p>0,0035</text:p>
          </table:table-cell>
          <table:table-cell office:value-type="float" office:value="0.0042" calcext:value-type="float">
            <text:p>0,0042</text:p>
          </table:table-cell>
          <table:table-cell office:value-type="float" office:value="0.0131" calcext:value-type="float">
            <text:p>0,0131</text:p>
          </table:table-cell>
          <table:table-cell office:value-type="float" office:value="0.0035" calcext:value-type="float">
            <text:p>0,0035</text:p>
          </table:table-cell>
          <table:table-cell office:value-type="float" office:value="0.0042" calcext:value-type="float">
            <text:p>0,0042</text:p>
          </table:table-cell>
          <table:table-cell office:value-type="float" office:value="0.0276" calcext:value-type="float">
            <text:p>0,0276</text:p>
          </table:table-cell>
          <table:table-cell office:value-type="float" office:value="0.0219" calcext:value-type="float">
            <text:p>0,0219</text:p>
          </table:table-cell>
          <table:table-cell office:value-type="float" office:value="0.0282" calcext:value-type="float">
            <text:p>0,0282</text:p>
          </table:table-cell>
          <table:table-cell office:value-type="float" office:value="0.0224" calcext:value-type="float">
            <text:p>0,0224</text:p>
          </table:table-cell>
        </table:table-row>
        <table:table-row table:style-name="ro1">
          <table:table-cell/>
          <table:table-cell table:style-name="ce1" office:value-type="percentage" office:value="0.3" calcext:value-type="percentage">
            <text:p>30 %</text:p>
          </table:table-cell>
          <table:table-cell office:value-type="float" office:value="0.014" calcext:value-type="float">
            <text:p>0,014</text:p>
          </table:table-cell>
          <table:table-cell office:value-type="float" office:value="0.0035" calcext:value-type="float">
            <text:p>0,0035</text:p>
          </table:table-cell>
          <table:table-cell office:value-type="float" office:value="0.0044" calcext:value-type="float">
            <text:p>0,0044</text:p>
          </table:table-cell>
          <table:table-cell office:value-type="float" office:value="0.0131" calcext:value-type="float">
            <text:p>0,0131</text:p>
          </table:table-cell>
          <table:table-cell office:value-type="float" office:value="0.0035" calcext:value-type="float">
            <text:p>0,0035</text:p>
          </table:table-cell>
          <table:table-cell office:value-type="float" office:value="0.0042" calcext:value-type="float">
            <text:p>0,0042</text:p>
          </table:table-cell>
          <table:table-cell office:value-type="float" office:value="0.0276" calcext:value-type="float">
            <text:p>0,0276</text:p>
          </table:table-cell>
          <table:table-cell office:value-type="float" office:value="0.0228" calcext:value-type="float">
            <text:p>0,0228</text:p>
          </table:table-cell>
          <table:table-cell office:value-type="float" office:value="0.0282" calcext:value-type="float">
            <text:p>0,0282</text:p>
          </table:table-cell>
          <table:table-cell office:value-type="float" office:value="0.0233" calcext:value-type="float">
            <text:p>0,0233</text:p>
          </table:table-cell>
        </table:table-row>
        <table:table-row table:style-name="ro1">
          <table:table-cell/>
          <table:table-cell table:style-name="ce1" office:value-type="percentage" office:value="0.4" calcext:value-type="percentage">
            <text:p>40 %</text:p>
          </table:table-cell>
          <table:table-cell office:value-type="float" office:value="0.0139" calcext:value-type="float">
            <text:p>0,0139</text:p>
          </table:table-cell>
          <table:table-cell office:value-type="float" office:value="0.0033" calcext:value-type="float">
            <text:p>0,0033</text:p>
          </table:table-cell>
          <table:table-cell office:value-type="float" office:value="0.0044" calcext:value-type="float">
            <text:p>0,0044</text:p>
          </table:table-cell>
          <table:table-cell office:value-type="float" office:value="0.013" calcext:value-type="float">
            <text:p>0,013</text:p>
          </table:table-cell>
          <table:table-cell office:value-type="float" office:value="0.0033" calcext:value-type="float">
            <text:p>0,0033</text:p>
          </table:table-cell>
          <table:table-cell office:value-type="float" office:value="0.0041" calcext:value-type="float">
            <text:p>0,0041</text:p>
          </table:table-cell>
          <table:table-cell office:value-type="float" office:value="0.0275" calcext:value-type="float">
            <text:p>0,0275</text:p>
          </table:table-cell>
          <table:table-cell office:value-type="float" office:value="0.0229" calcext:value-type="float">
            <text:p>0,0229</text:p>
          </table:table-cell>
          <table:table-cell office:value-type="float" office:value="0.0281" calcext:value-type="float">
            <text:p>0,0281</text:p>
          </table:table-cell>
          <table:table-cell office:value-type="float" office:value="0.0234" calcext:value-type="float">
            <text:p>0,0234</text:p>
          </table:table-cell>
        </table:table-row>
        <table:table-row table:style-name="ro1">
          <table:table-cell/>
          <table:table-cell table:style-name="ce1" office:value-type="percentage" office:value="0.5" calcext:value-type="percentage">
            <text:p>50 %</text:p>
          </table:table-cell>
          <table:table-cell office:value-type="float" office:value="0.014" calcext:value-type="float">
            <text:p>0,014</text:p>
          </table:table-cell>
          <table:table-cell office:value-type="float" office:value="0.0035" calcext:value-type="float">
            <text:p>0,0035</text:p>
          </table:table-cell>
          <table:table-cell office:value-type="float" office:value="0.0044" calcext:value-type="float">
            <text:p>0,0044</text:p>
          </table:table-cell>
          <table:table-cell office:value-type="float" office:value="0.013" calcext:value-type="float">
            <text:p>0,013</text:p>
          </table:table-cell>
          <table:table-cell office:value-type="float" office:value="0.0035" calcext:value-type="float">
            <text:p>0,0035</text:p>
          </table:table-cell>
          <table:table-cell office:value-type="float" office:value="0.0042" calcext:value-type="float">
            <text:p>0,0042</text:p>
          </table:table-cell>
          <table:table-cell office:value-type="float" office:value="0.0274" calcext:value-type="float">
            <text:p>0,0274</text:p>
          </table:table-cell>
          <table:table-cell office:value-type="float" office:value="0.0219" calcext:value-type="float">
            <text:p>0,0219</text:p>
          </table:table-cell>
          <table:table-cell office:value-type="float" office:value="0.0279" calcext:value-type="float">
            <text:p>0,0279</text:p>
          </table:table-cell>
          <table:table-cell office:value-type="float" office:value="0.0223" calcext:value-type="float">
            <text:p>0,0223</text:p>
          </table:table-cell>
        </table:table-row>
        <table:table-row table:style-name="ro1">
          <table:table-cell/>
          <table:table-cell table:style-name="ce1" office:value-type="percentage" office:value="0.6" calcext:value-type="percentage">
            <text:p>60 %</text:p>
          </table:table-cell>
          <table:table-cell office:value-type="float" office:value="0.0141" calcext:value-type="float">
            <text:p>0,0141</text:p>
          </table:table-cell>
          <table:table-cell office:value-type="float" office:value="0.0036" calcext:value-type="float">
            <text:p>0,0036</text:p>
          </table:table-cell>
          <table:table-cell office:value-type="float" office:value="0.0046" calcext:value-type="float">
            <text:p>0,0046</text:p>
          </table:table-cell>
          <table:table-cell office:value-type="float" office:value="0.0132" calcext:value-type="float">
            <text:p>0,0132</text:p>
          </table:table-cell>
          <table:table-cell office:value-type="float" office:value="0.0037" calcext:value-type="float">
            <text:p>0,0037</text:p>
          </table:table-cell>
          <table:table-cell office:value-type="float" office:value="0.0044" calcext:value-type="float">
            <text:p>0,0044</text:p>
          </table:table-cell>
          <table:table-cell office:value-type="float" office:value="0.0296" calcext:value-type="float">
            <text:p>0,0296</text:p>
          </table:table-cell>
          <table:table-cell office:value-type="float" office:value="0.0232" calcext:value-type="float">
            <text:p>0,0232</text:p>
          </table:table-cell>
          <table:table-cell office:value-type="float" office:value="0.0302" calcext:value-type="float">
            <text:p>0,0302</text:p>
          </table:table-cell>
          <table:table-cell office:value-type="float" office:value="0.0237" calcext:value-type="float">
            <text:p>0,0237</text:p>
          </table:table-cell>
        </table:table-row>
        <table:table-row table:style-name="ro1">
          <table:table-cell/>
          <table:table-cell table:style-name="ce1" office:value-type="percentage" office:value="0.7" calcext:value-type="percentage">
            <text:p>70 %</text:p>
          </table:table-cell>
          <table:table-cell office:value-type="float" office:value="0.0141" calcext:value-type="float">
            <text:p>0,0141</text:p>
          </table:table-cell>
          <table:table-cell office:value-type="float" office:value="0.0037" calcext:value-type="float">
            <text:p>0,0037</text:p>
          </table:table-cell>
          <table:table-cell office:value-type="float" office:value="0.0046" calcext:value-type="float">
            <text:p>0,0046</text:p>
          </table:table-cell>
          <table:table-cell office:value-type="float" office:value="0.0132" calcext:value-type="float">
            <text:p>0,0132</text:p>
          </table:table-cell>
          <table:table-cell office:value-type="float" office:value="0.0037" calcext:value-type="float">
            <text:p>0,0037</text:p>
          </table:table-cell>
          <table:table-cell office:value-type="float" office:value="0.0044" calcext:value-type="float">
            <text:p>0,0044</text:p>
          </table:table-cell>
          <table:table-cell office:value-type="float" office:value="0.0292" calcext:value-type="float">
            <text:p>0,0292</text:p>
          </table:table-cell>
          <table:table-cell office:value-type="float" office:value="0.0225" calcext:value-type="float">
            <text:p>0,0225</text:p>
          </table:table-cell>
          <table:table-cell office:value-type="float" office:value="0.0298" calcext:value-type="float">
            <text:p>0,0298</text:p>
          </table:table-cell>
          <table:table-cell office:value-type="float" office:value="0.0229" calcext:value-type="float">
            <text:p>0,0229</text:p>
          </table:table-cell>
        </table:table-row>
        <table:table-row table:style-name="ro1">
          <table:table-cell/>
          <table:table-cell table:style-name="ce1" office:value-type="percentage" office:value="0.8" calcext:value-type="percentage">
            <text:p>80 %</text:p>
          </table:table-cell>
          <table:table-cell office:value-type="float" office:value="0.0141" calcext:value-type="float">
            <text:p>0,0141</text:p>
          </table:table-cell>
          <table:table-cell office:value-type="float" office:value="0.0036" calcext:value-type="float">
            <text:p>0,0036</text:p>
          </table:table-cell>
          <table:table-cell office:value-type="float" office:value="0.0046" calcext:value-type="float">
            <text:p>0,0046</text:p>
          </table:table-cell>
          <table:table-cell office:value-type="float" office:value="0.0132" calcext:value-type="float">
            <text:p>0,0132</text:p>
          </table:table-cell>
          <table:table-cell office:value-type="float" office:value="0.0037" calcext:value-type="float">
            <text:p>0,0037</text:p>
          </table:table-cell>
          <table:table-cell office:value-type="float" office:value="0.0044" calcext:value-type="float">
            <text:p>0,0044</text:p>
          </table:table-cell>
          <table:table-cell office:value-type="float" office:value="0.0293" calcext:value-type="float">
            <text:p>0,0293</text:p>
          </table:table-cell>
          <table:table-cell office:value-type="float" office:value="0.0231" calcext:value-type="float">
            <text:p>0,0231</text:p>
          </table:table-cell>
          <table:table-cell office:value-type="float" office:value="0.0299" calcext:value-type="float">
            <text:p>0,0299</text:p>
          </table:table-cell>
          <table:table-cell office:value-type="float" office:value="0.0236" calcext:value-type="float">
            <text:p>0,0236</text:p>
          </table:table-cell>
        </table:table-row>
        <table:table-row table:style-name="ro1">
          <table:table-cell/>
          <table:table-cell table:style-name="ce1" office:value-type="percentage" office:value="0.9" calcext:value-type="percentage">
            <text:p>90 %</text:p>
          </table:table-cell>
          <table:table-cell office:value-type="float" office:value="0.0141" calcext:value-type="float">
            <text:p>0,0141</text:p>
          </table:table-cell>
          <table:table-cell office:value-type="float" office:value="0.0036" calcext:value-type="float">
            <text:p>0,0036</text:p>
          </table:table-cell>
          <table:table-cell office:value-type="float" office:value="0.0046" calcext:value-type="float">
            <text:p>0,0046</text:p>
          </table:table-cell>
          <table:table-cell office:value-type="float" office:value="0.0133" calcext:value-type="float">
            <text:p>0,0133</text:p>
          </table:table-cell>
          <table:table-cell office:value-type="float" office:value="0.0036" calcext:value-type="float">
            <text:p>0,0036</text:p>
          </table:table-cell>
          <table:table-cell office:value-type="float" office:value="0.0044" calcext:value-type="float">
            <text:p>0,0044</text:p>
          </table:table-cell>
          <table:table-cell office:value-type="float" office:value="0.0296" calcext:value-type="float">
            <text:p>0,0296</text:p>
          </table:table-cell>
          <table:table-cell office:value-type="float" office:value="0.0221" calcext:value-type="float">
            <text:p>0,0221</text:p>
          </table:table-cell>
          <table:table-cell office:value-type="float" office:value="0.0302" calcext:value-type="float">
            <text:p>0,0302</text:p>
          </table:table-cell>
          <table:table-cell office:value-type="float" office:value="0.0225" calcext:value-type="float">
            <text:p>0,0225</text:p>
          </table:table-cell>
        </table:table-row>
        <table:table-row table:style-name="ro1">
          <table:table-cell/>
          <table:table-cell table:style-name="ce1" office:value-type="percentage" office:value="1" calcext:value-type="percentage">
            <text:p>100 %</text:p>
          </table:table-cell>
          <table:table-cell office:value-type="float" office:value="0.0141" calcext:value-type="float">
            <text:p>0,0141</text:p>
          </table:table-cell>
          <table:table-cell office:value-type="float" office:value="0.0036" calcext:value-type="float">
            <text:p>0,0036</text:p>
          </table:table-cell>
          <table:table-cell office:value-type="float" office:value="0.0044" calcext:value-type="float">
            <text:p>0,0044</text:p>
          </table:table-cell>
          <table:table-cell office:value-type="float" office:value="0.0132" calcext:value-type="float">
            <text:p>0,0132</text:p>
          </table:table-cell>
          <table:table-cell office:value-type="float" office:value="0.0036" calcext:value-type="float">
            <text:p>0,0036</text:p>
          </table:table-cell>
          <table:table-cell office:value-type="float" office:value="0.0041" calcext:value-type="float">
            <text:p>0,0041</text:p>
          </table:table-cell>
          <table:table-cell office:value-type="float" office:value="0.0298" calcext:value-type="float">
            <text:p>0,0298</text:p>
          </table:table-cell>
          <table:table-cell office:value-type="float" office:value="0.017" calcext:value-type="float">
            <text:p>0,017</text:p>
          </table:table-cell>
          <table:table-cell office:value-type="float" office:value="0.0304" calcext:value-type="float">
            <text:p>0,0304</text:p>
          </table:table-cell>
          <table:table-cell office:value-type="float" office:value="0.0171" calcext:value-type="float">
            <text:p>0,0171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Color</text:p>
          </table:table-cell>
          <table:table-cell/>
          <table:table-cell table:formula="of:=HEX2DEC([.C$35])" office:value-type="float" office:value="16711680" calcext:value-type="float">
            <text:p>16711680</text:p>
          </table:table-cell>
          <table:table-cell table:formula="of:=HEX2DEC([.D$35])" office:value-type="float" office:value="16750848" calcext:value-type="float">
            <text:p>16750848</text:p>
          </table:table-cell>
          <table:table-cell table:formula="of:=HEX2DEC([.E$35])" office:value-type="float" office:value="15658496" calcext:value-type="float">
            <text:p>15658496</text:p>
          </table:table-cell>
          <table:table-cell table:formula="of:=HEX2DEC([.F$35])" office:value-type="float" office:value="11206400" calcext:value-type="float">
            <text:p>11206400</text:p>
          </table:table-cell>
          <table:table-cell table:formula="of:=HEX2DEC([.G$35])" office:value-type="float" office:value="65382" calcext:value-type="float">
            <text:p>65382</text:p>
          </table:table-cell>
          <table:table-cell table:formula="of:=HEX2DEC([.H$35])" office:value-type="float" office:value="65535" calcext:value-type="float">
            <text:p>65535</text:p>
          </table:table-cell>
          <table:table-cell table:formula="of:=HEX2DEC([.I$35])" office:value-type="float" office:value="26367" calcext:value-type="float">
            <text:p>26367</text:p>
          </table:table-cell>
          <table:table-cell table:formula="of:=HEX2DEC([.J$35])" office:value-type="float" office:value="10027263" calcext:value-type="float">
            <text:p>10027263</text:p>
          </table:table-cell>
          <table:table-cell table:formula="of:=HEX2DEC([.K$35])" office:value-type="float" office:value="14483711" calcext:value-type="float">
            <text:p>14483711</text:p>
          </table:table-cell>
          <table:table-cell table:formula="of:=HEX2DEC([.L$35])" office:value-type="float" office:value="16711799" calcext:value-type="float">
            <text:p>16711799</text:p>
          </table:table-cell>
        </table:table-row>
        <table:table-row table:style-name="ro1">
          <table:table-cell office:value-type="string" calcext:value-type="string">
            <text:p>Color (Hex)</text:p>
          </table:table-cell>
          <table:table-cell/>
          <table:table-cell office:value-type="string" calcext:value-type="string">
            <text:p>ff0000</text:p>
          </table:table-cell>
          <table:table-cell office:value-type="string" calcext:value-type="string">
            <text:p>ff9900</text:p>
          </table:table-cell>
          <table:table-cell office:value-type="string" calcext:value-type="string">
            <text:p>eeee00</text:p>
          </table:table-cell>
          <table:table-cell office:value-type="string" calcext:value-type="string">
            <text:p>aaff00</text:p>
          </table:table-cell>
          <table:table-cell office:value-type="string" calcext:value-type="string">
            <text:p>00ff66</text:p>
          </table:table-cell>
          <table:table-cell office:value-type="string" calcext:value-type="string">
            <text:p>00ffff</text:p>
          </table:table-cell>
          <table:table-cell office:value-type="string" calcext:value-type="string">
            <text:p>0066ff</text:p>
          </table:table-cell>
          <table:table-cell office:value-type="string" calcext:value-type="string">
            <text:p>9900ff</text:p>
          </table:table-cell>
          <table:table-cell office:value-type="string" calcext:value-type="string">
            <text:p>dd00ff</text:p>
          </table:table-cell>
          <table:table-cell office:value-type="string" calcext:value-type="string">
            <text:p>ff0077</text:p>
          </table:table-cell>
        </table:table-row>
        <table:table-row table:style-name="ro1" table:number-rows-repeated="55">
          <table:table-cell table:number-columns-repeated="12"/>
        </table:table-row>
        <table:table-row table:style-name="ro1" table:visibility="collapse">
          <table:table-cell table:number-columns-repeated="12"/>
        </table:table-row>
        <table:table-row table:style-name="ro1" table:visibility="collapse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7">00.00.0000</text:date>, <text:time style:data-style-name="N2" text:time-value="23:41:27.174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1-07T23:43:17.867000000</dc:date>
    <meta:editing-duration>PT1H46M38S</meta:editing-duration>
    <meta:editing-cycles>19</meta:editing-cycles>
    <meta:generator>LibreOffice/7.0.4.2$Windows_X86_64 LibreOffice_project/dcf040e67528d9187c66b2379df5ea4407429775</meta:generator>
    <meta:document-statistic meta:table-count="1" meta:cell-count="317" meta:object-count="3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verlap="-2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bf00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ccff00" draw:fill-gradient-name="Sunshine" draw:gradient-step-count="0" dr3d:edge-rounding="5%"/>
      <style:text-properties fo:font-size="10pt" style:font-size-asian="10pt" style:font-size-complex="10pt"/>
    </style:style>
    <style:style style:name="ch11" style:family="chart">
      <style:chart-properties chart:solid-type="cuboid"/>
      <style:graphic-properties draw:fill-color="#ff9900"/>
    </style:style>
    <style:style style:name="ch12" style:family="chart" style:data-style-name="N0">
      <style:chart-properties chart:link-data-style-to-source="true"/>
      <style:graphic-properties draw:stroke="none" draw:fill-color="#ccff0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33ff00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00ff66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00ffff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0066ff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3300ff" dr3d:edge-rounding="5%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cc00ff" dr3d:edge-rounding="5%"/>
      <style:text-properties fo:font-size="10pt" style:font-size-asian="10pt" style:font-size-complex="10pt"/>
    </style:style>
    <style:style style:name="ch19" style:family="chart" style:data-style-name="N0">
      <style:chart-properties chart:link-data-style-to-source="true"/>
      <style:graphic-properties draw:stroke="none" draw:fill-color="#ff0d9e" dr3d:edge-rounding="5%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729fcf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25.001cm" svg:height="12.001cm" xlink:href=".." xlink:type="simple" chart:class="chart:bar" chart:style-name="ch1">
        <chart:title svg:x="8.435cm" svg:y="0.376cm" chart:style-name="ch2">
          <text:p>Parsing and Traversal Time (1 GB XML)</text:p>
        </chart:title>
        <chart:legend chart:legend-position="end" svg:x="16.758cm" svg:y="3.46cm" style:legend-expansion="high" chart:style-name="ch3"/>
        <chart:plot-area chart:style-name="ch4" table:cell-range-address="'XML Benchmark Result 1 GB'.C6:'XML Benchmark Result 1 GB'.L6 'XML Benchmark Result 1 GB'.C9:'XML Benchmark Result 1 GB'.L9 'XML Benchmark Result 1 GB'.C34:'XML Benchmark Result 1 GB'.L34" chart:data-source-has-labels="row" svg:x="1.511cm" svg:y="1.395cm" svg:width="14.747cm" svg:height="10.366cm">
          <chart:coordinate-region svg:x="2.132cm" svg:y="1.594cm" svg:width="14.126cm" svg:height="9.968cm"/>
          <chart:axis chart:dimension="x" chart:name="primary-x" chart:style-name="ch5"/>
          <chart:axis chart:dimension="y" chart:name="primary-y" chart:style-name="ch6">
            <chart:title svg:x="0.451cm" svg:y="7.839cm" chart:style-name="ch7">
              <text:p>Average Time [s]</text:p>
            </chart:title>
            <chart:grid chart:style-name="ch8" chart:class="major"/>
          </chart:axis>
          <chart:series chart:style-name="ch9" chart:values-cell-range-address="'XML Benchmark Result 1 GB'.C9:'XML Benchmark Result 1 GB'.C9" chart:label-cell-address="'XML Benchmark Result 1 GB'.C6:'XML Benchmark Result 1 GB'.C6" chart:class="chart:bar">
            <chart:data-point/>
            <loext:propertry-mapping loext:property="FillColor" loext:cell-range-address="'XML Benchmark Result 1 GB'.C34:'XML Benchmark Result 1 GB'.C34"/>
          </chart:series>
          <chart:series chart:style-name="ch10" chart:values-cell-range-address="'XML Benchmark Result 1 GB'.D9:'XML Benchmark Result 1 GB'.D9" chart:label-cell-address="'XML Benchmark Result 1 GB'.D6:'XML Benchmark Result 1 GB'.D6" chart:class="chart:bar">
            <chart:data-point chart:style-name="ch11"/>
            <loext:propertry-mapping loext:property="FillColor" loext:cell-range-address="'XML Benchmark Result 1 GB'.D34:'XML Benchmark Result 1 GB'.D34"/>
          </chart:series>
          <chart:series chart:style-name="ch12" chart:values-cell-range-address="'XML Benchmark Result 1 GB'.E9:'XML Benchmark Result 1 GB'.E9" chart:label-cell-address="'XML Benchmark Result 1 GB'.E6:'XML Benchmark Result 1 GB'.E6" chart:class="chart:bar">
            <chart:data-point/>
            <loext:propertry-mapping loext:property="FillColor" loext:cell-range-address="'XML Benchmark Result 1 GB'.E34:'XML Benchmark Result 1 GB'.E34"/>
          </chart:series>
          <chart:series chart:style-name="ch13" chart:values-cell-range-address="'XML Benchmark Result 1 GB'.F9:'XML Benchmark Result 1 GB'.F9" chart:label-cell-address="'XML Benchmark Result 1 GB'.F6:'XML Benchmark Result 1 GB'.F6" chart:class="chart:bar">
            <chart:data-point/>
            <loext:propertry-mapping loext:property="FillColor" loext:cell-range-address="'XML Benchmark Result 1 GB'.F34:'XML Benchmark Result 1 GB'.F34"/>
          </chart:series>
          <chart:series chart:style-name="ch14" chart:values-cell-range-address="'XML Benchmark Result 1 GB'.G9:'XML Benchmark Result 1 GB'.G9" chart:label-cell-address="'XML Benchmark Result 1 GB'.G6:'XML Benchmark Result 1 GB'.G6" chart:class="chart:bar">
            <chart:data-point/>
            <loext:propertry-mapping loext:property="FillColor" loext:cell-range-address="'XML Benchmark Result 1 GB'.G34:'XML Benchmark Result 1 GB'.G34"/>
          </chart:series>
          <chart:series chart:style-name="ch15" chart:values-cell-range-address="'XML Benchmark Result 1 GB'.H9:'XML Benchmark Result 1 GB'.H9" chart:label-cell-address="'XML Benchmark Result 1 GB'.H6:'XML Benchmark Result 1 GB'.H6" chart:class="chart:bar">
            <chart:data-point/>
            <loext:propertry-mapping loext:property="FillColor" loext:cell-range-address="'XML Benchmark Result 1 GB'.H34:'XML Benchmark Result 1 GB'.H34"/>
          </chart:series>
          <chart:series chart:style-name="ch16" chart:values-cell-range-address="'XML Benchmark Result 1 GB'.I9:'XML Benchmark Result 1 GB'.I9" chart:label-cell-address="'XML Benchmark Result 1 GB'.I6:'XML Benchmark Result 1 GB'.I6" chart:class="chart:bar">
            <chart:data-point/>
            <loext:propertry-mapping loext:property="FillColor" loext:cell-range-address="'XML Benchmark Result 1 GB'.I34:'XML Benchmark Result 1 GB'.I34"/>
          </chart:series>
          <chart:series chart:style-name="ch17" chart:values-cell-range-address="'XML Benchmark Result 1 GB'.J9:'XML Benchmark Result 1 GB'.J9" chart:label-cell-address="'XML Benchmark Result 1 GB'.J6:'XML Benchmark Result 1 GB'.J6" chart:class="chart:bar">
            <chart:data-point/>
            <loext:propertry-mapping loext:property="FillColor" loext:cell-range-address="'XML Benchmark Result 1 GB'.J34:'XML Benchmark Result 1 GB'.J34"/>
          </chart:series>
          <chart:series chart:style-name="ch18" chart:values-cell-range-address="'XML Benchmark Result 1 GB'.K9:'XML Benchmark Result 1 GB'.K9" chart:label-cell-address="'XML Benchmark Result 1 GB'.K6:'XML Benchmark Result 1 GB'.K6" chart:class="chart:bar">
            <chart:data-point/>
            <loext:propertry-mapping loext:property="FillColor" loext:cell-range-address="'XML Benchmark Result 1 GB'.K34:'XML Benchmark Result 1 GB'.K34"/>
          </chart:series>
          <chart:series chart:style-name="ch19" chart:values-cell-range-address="'XML Benchmark Result 1 GB'.L9:'XML Benchmark Result 1 GB'.L9" chart:label-cell-address="'XML Benchmark Result 1 GB'.L6:'XML Benchmark Result 1 GB'.L6" chart:class="chart:bar">
            <chart:data-point/>
            <loext:propertry-mapping loext:property="FillColor" loext:cell-range-address="'XML Benchmark Result 1 GB'.L34:'XML Benchmark Result 1 GB'.L34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Xerces (Cursor API)</text:p>
                <draw:g>
                  <svg:desc>'XML Benchmark Result 1 GB'.C6:'XML Benchmark Result 1 GB'.C6</svg:desc>
                </draw:g>
              </table:table-cell>
              <table:table-cell office:value-type="string">
                <text:p/>
              </table:table-cell>
              <table:table-cell office:value-type="string">
                <text:p>Woodstox (Cursor API)</text:p>
                <draw:g>
                  <svg:desc>'XML Benchmark Result 1 GB'.D6:'XML Benchmark Result 1 GB'.D6</svg:desc>
                </draw:g>
              </table:table-cell>
              <table:table-cell office:value-type="string">
                <text:p/>
              </table:table-cell>
              <table:table-cell office:value-type="string">
                <text:p>Aalto (Cursor API)</text:p>
                <draw:g>
                  <svg:desc>'XML Benchmark Result 1 GB'.E6:'XML Benchmark Result 1 GB'.E6</svg:desc>
                </draw:g>
              </table:table-cell>
              <table:table-cell office:value-type="string">
                <text:p/>
              </table:table-cell>
              <table:table-cell office:value-type="string">
                <text:p>Xerces (Iterator API)</text:p>
                <draw:g>
                  <svg:desc>'XML Benchmark Result 1 GB'.F6:'XML Benchmark Result 1 GB'.F6</svg:desc>
                </draw:g>
              </table:table-cell>
              <table:table-cell office:value-type="string">
                <text:p/>
              </table:table-cell>
              <table:table-cell office:value-type="string">
                <text:p>Woodstox (Iterator API)</text:p>
                <draw:g>
                  <svg:desc>'XML Benchmark Result 1 GB'.G6:'XML Benchmark Result 1 GB'.G6</svg:desc>
                </draw:g>
              </table:table-cell>
              <table:table-cell office:value-type="string">
                <text:p/>
              </table:table-cell>
              <table:table-cell office:value-type="string">
                <text:p>Aalto (Iterator API)</text:p>
                <draw:g>
                  <svg:desc>'XML Benchmark Result 1 GB'.H6:'XML Benchmark Result 1 GB'.H6</svg:desc>
                </draw:g>
              </table:table-cell>
              <table:table-cell office:value-type="string">
                <text:p/>
              </table:table-cell>
              <table:table-cell office:value-type="string">
                <text:p>maXMLian with instance reuse</text:p>
                <draw:g>
                  <svg:desc>'XML Benchmark Result 1 GB'.I6:'XML Benchmark Result 1 GB'.I6</svg:desc>
                </draw:g>
              </table:table-cell>
              <table:table-cell office:value-type="string">
                <text:p/>
              </table:table-cell>
              <table:table-cell office:value-type="string">
                <text:p>maXMLian without instance reuse</text:p>
                <draw:g>
                  <svg:desc>'XML Benchmark Result 1 GB'.J6:'XML Benchmark Result 1 GB'.J6</svg:desc>
                </draw:g>
              </table:table-cell>
              <table:table-cell office:value-type="string">
                <text:p/>
              </table:table-cell>
              <table:table-cell office:value-type="string">
                <text:p>maXMLian with instance reuse (Iterable style)</text:p>
                <draw:g>
                  <svg:desc>'XML Benchmark Result 1 GB'.K6:'XML Benchmark Result 1 GB'.K6</svg:desc>
                </draw:g>
              </table:table-cell>
              <table:table-cell office:value-type="string">
                <text:p/>
              </table:table-cell>
              <table:table-cell office:value-type="string">
                <text:p>maXMLian without instance reuse (Iterable style)</text:p>
                <draw:g>
                  <svg:desc>'XML Benchmark Result 1 GB'.L6:'XML Benchmark Result 1 GB'.L6</svg:desc>
                </draw:g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7.3487">
                <text:p>7.3487</text:p>
                <draw:g>
                  <svg:desc>'XML Benchmark Result 1 GB'.C9:'XML Benchmark Result 1 GB'.C9</svg:desc>
                </draw:g>
              </table:table-cell>
              <table:table-cell office:value-type="float" office:value="16711680">
                <text:p>16711680</text:p>
                <draw:g>
                  <svg:desc>'XML Benchmark Result 1 GB'.C34:'XML Benchmark Result 1 GB'.C34</svg:desc>
                </draw:g>
              </table:table-cell>
              <table:table-cell office:value-type="float" office:value="5.911">
                <text:p>5.911</text:p>
                <draw:g>
                  <svg:desc>'XML Benchmark Result 1 GB'.D9:'XML Benchmark Result 1 GB'.D9</svg:desc>
                </draw:g>
              </table:table-cell>
              <table:table-cell office:value-type="float" office:value="16750848">
                <text:p>16750848</text:p>
                <draw:g>
                  <svg:desc>'XML Benchmark Result 1 GB'.D34:'XML Benchmark Result 1 GB'.D34</svg:desc>
                </draw:g>
              </table:table-cell>
              <table:table-cell office:value-type="float" office:value="5.2763">
                <text:p>5.2763</text:p>
                <draw:g>
                  <svg:desc>'XML Benchmark Result 1 GB'.E9:'XML Benchmark Result 1 GB'.E9</svg:desc>
                </draw:g>
              </table:table-cell>
              <table:table-cell office:value-type="float" office:value="15658496">
                <text:p>15658496</text:p>
                <draw:g>
                  <svg:desc>'XML Benchmark Result 1 GB'.E34:'XML Benchmark Result 1 GB'.E34</svg:desc>
                </draw:g>
              </table:table-cell>
              <table:table-cell office:value-type="float" office:value="10.2003">
                <text:p>10.2003</text:p>
                <draw:g>
                  <svg:desc>'XML Benchmark Result 1 GB'.F9:'XML Benchmark Result 1 GB'.F9</svg:desc>
                </draw:g>
              </table:table-cell>
              <table:table-cell office:value-type="float" office:value="11206400">
                <text:p>11206400</text:p>
                <draw:g>
                  <svg:desc>'XML Benchmark Result 1 GB'.F34:'XML Benchmark Result 1 GB'.F34</svg:desc>
                </draw:g>
              </table:table-cell>
              <table:table-cell office:value-type="float" office:value="7.6393">
                <text:p>7.6393</text:p>
                <draw:g>
                  <svg:desc>'XML Benchmark Result 1 GB'.G9:'XML Benchmark Result 1 GB'.G9</svg:desc>
                </draw:g>
              </table:table-cell>
              <table:table-cell office:value-type="float" office:value="65382">
                <text:p>65382</text:p>
                <draw:g>
                  <svg:desc>'XML Benchmark Result 1 GB'.G34:'XML Benchmark Result 1 GB'.G34</svg:desc>
                </draw:g>
              </table:table-cell>
              <table:table-cell office:value-type="float" office:value="7.315">
                <text:p>7.315</text:p>
                <draw:g>
                  <svg:desc>'XML Benchmark Result 1 GB'.H9:'XML Benchmark Result 1 GB'.H9</svg:desc>
                </draw:g>
              </table:table-cell>
              <table:table-cell office:value-type="float" office:value="65535">
                <text:p>65535</text:p>
                <draw:g>
                  <svg:desc>'XML Benchmark Result 1 GB'.H34:'XML Benchmark Result 1 GB'.H34</svg:desc>
                </draw:g>
              </table:table-cell>
              <table:table-cell office:value-type="float" office:value="8.4853">
                <text:p>8.4853</text:p>
                <draw:g>
                  <svg:desc>'XML Benchmark Result 1 GB'.I9:'XML Benchmark Result 1 GB'.I9</svg:desc>
                </draw:g>
              </table:table-cell>
              <table:table-cell office:value-type="float" office:value="26367">
                <text:p>26367</text:p>
                <draw:g>
                  <svg:desc>'XML Benchmark Result 1 GB'.I34:'XML Benchmark Result 1 GB'.I34</svg:desc>
                </draw:g>
              </table:table-cell>
              <table:table-cell office:value-type="float" office:value="8.9357">
                <text:p>8.9357</text:p>
                <draw:g>
                  <svg:desc>'XML Benchmark Result 1 GB'.J9:'XML Benchmark Result 1 GB'.J9</svg:desc>
                </draw:g>
              </table:table-cell>
              <table:table-cell office:value-type="float" office:value="10027263">
                <text:p>10027263</text:p>
                <draw:g>
                  <svg:desc>'XML Benchmark Result 1 GB'.J34:'XML Benchmark Result 1 GB'.J34</svg:desc>
                </draw:g>
              </table:table-cell>
              <table:table-cell office:value-type="float" office:value="9.0023">
                <text:p>9.0023</text:p>
                <draw:g>
                  <svg:desc>'XML Benchmark Result 1 GB'.K9:'XML Benchmark Result 1 GB'.K9</svg:desc>
                </draw:g>
              </table:table-cell>
              <table:table-cell office:value-type="float" office:value="14483711">
                <text:p>14483711</text:p>
                <draw:g>
                  <svg:desc>'XML Benchmark Result 1 GB'.K34:'XML Benchmark Result 1 GB'.K34</svg:desc>
                </draw:g>
              </table:table-cell>
              <table:table-cell office:value-type="float" office:value="9.1447">
                <text:p>9.1447</text:p>
                <draw:g>
                  <svg:desc>'XML Benchmark Result 1 GB'.L9:'XML Benchmark Result 1 GB'.L9</svg:desc>
                </draw:g>
              </table:table-cell>
              <table:table-cell office:value-type="float" office:value="16711799">
                <text:p>16711799</text:p>
                <draw:g>
                  <svg:desc>'XML Benchmark Result 1 GB'.L34:'XML Benchmark Result 1 GB'.L34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4.2$Windows_X86_64 LibreOffice_project/dcf040e67528d9187c66b2379df5ea4407429775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percentage-style style:name="N10">
      <number:number number:decimal-places="0" number:min-decimal-places="0" number:min-integer-digits="1"/>
      <number:text> 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10">
      <style:chart-properties chart:display-label="true" chart:logarithmic="false" chart:minimum="0" chart:maximum="1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0000" draw:fill-color="#ff00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9900" draw:fill-color="#ff990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eeee00" draw:fill-color="#eeee0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0066ff" draw:fill-color="#0066ff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9900ff" draw:fill-color="#9900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0.001cm" svg:height="9.001cm" xlink:href=".." xlink:type="simple" chart:class="chart:scatter" chart:style-name="ch1">
        <chart:title svg:x="5.339cm" svg:y="0.316cm" chart:style-name="ch2">
          <text:p>Memory Consumption without GC (1 GB XML)</text:p>
        </chart:title>
        <chart:legend chart:legend-position="end" svg:x="13.471cm" svg:y="3.205cm" style:legend-expansion="high" chart:style-name="ch3"/>
        <chart:plot-area chart:style-name="ch4" table:cell-range-address="'XML Benchmark Result 1 GB'.B10:'XML Benchmark Result 1 GB'.E20 'XML Benchmark Result 1 GB'.C6:'XML Benchmark Result 1 GB'.E6 'XML Benchmark Result 1 GB'.I6:'XML Benchmark Result 1 GB'.J6 'XML Benchmark Result 1 GB'.I10:'XML Benchmark Result 1 GB'.J20" chart:data-source-has-labels="row" svg:x="1.411cm" svg:y="1.275cm" svg:width="11.66cm" svg:height="6.565cm">
          <chart:coordinate-region svg:x="2.032cm" svg:y="1.474cm" svg:width="10.548cm" svg:height="5.719cm"/>
          <chart:axis chart:dimension="x" chart:name="primary-x" chart:style-name="ch5">
            <chart:title svg:x="5.279cm" svg:y="8.02cm" chart:style-name="ch6">
              <text:p>Progress of Tree Traversal</text:p>
            </chart:title>
          </chart:axis>
          <chart:axis chart:dimension="y" chart:name="primary-y" chart:style-name="ch7">
            <chart:title svg:x="0.451cm" svg:y="6.559cm" chart:style-name="ch8">
              <text:p>Memory Consumption [MB]</text:p>
            </chart:title>
            <chart:grid chart:style-name="ch9" chart:class="major"/>
          </chart:axis>
          <chart:series chart:style-name="ch10" chart:values-cell-range-address="'XML Benchmark Result 1 GB'.C10:'XML Benchmark Result 1 GB'.C20" chart:label-cell-address="'XML Benchmark Result 1 GB'.C6:'XML Benchmark Result 1 GB'.C6" chart:class="chart:scatter">
            <chart:domain table:cell-range-address="'XML Benchmark Result 1 GB'.B10:'XML Benchmark Result 1 GB'.B20"/>
            <chart:data-point chart:repeated="11"/>
          </chart:series>
          <chart:series chart:style-name="ch11" chart:values-cell-range-address="'XML Benchmark Result 1 GB'.D10:'XML Benchmark Result 1 GB'.D20" chart:label-cell-address="'XML Benchmark Result 1 GB'.D6:'XML Benchmark Result 1 GB'.D6" chart:class="chart:scatter">
            <chart:data-point chart:repeated="11"/>
          </chart:series>
          <chart:series chart:style-name="ch12" chart:values-cell-range-address="'XML Benchmark Result 1 GB'.E10:'XML Benchmark Result 1 GB'.E20" chart:label-cell-address="'XML Benchmark Result 1 GB'.E6:'XML Benchmark Result 1 GB'.E6" chart:class="chart:scatter">
            <chart:data-point chart:repeated="11"/>
          </chart:series>
          <chart:series chart:style-name="ch13" chart:values-cell-range-address="'XML Benchmark Result 1 GB'.I10:'XML Benchmark Result 1 GB'.I20" chart:label-cell-address="'XML Benchmark Result 1 GB'.I6:'XML Benchmark Result 1 GB'.I6" chart:class="chart:scatter">
            <chart:data-point chart:repeated="11"/>
          </chart:series>
          <chart:series chart:style-name="ch14" chart:values-cell-range-address="'XML Benchmark Result 1 GB'.J10:'XML Benchmark Result 1 GB'.J20" chart:label-cell-address="'XML Benchmark Result 1 GB'.J6:'XML Benchmark Result 1 GB'.J6" chart:class="chart:scatter">
            <chart:data-point chart:repeated="11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</text:p>
              </table:table-cell>
              <table:table-cell office:value-type="string">
                <text:p>Xerces (Cursor API)</text:p>
                <draw:g>
                  <svg:desc>'XML Benchmark Result 1 GB'.C6:'XML Benchmark Result 1 GB'.C6</svg:desc>
                </draw:g>
              </table:table-cell>
              <table:table-cell office:value-type="string">
                <text:p>Woodstox (Cursor API)</text:p>
                <draw:g>
                  <svg:desc>'XML Benchmark Result 1 GB'.D6:'XML Benchmark Result 1 GB'.D6</svg:desc>
                </draw:g>
              </table:table-cell>
              <table:table-cell office:value-type="string">
                <text:p>Aalto (Cursor API)</text:p>
                <draw:g>
                  <svg:desc>'XML Benchmark Result 1 GB'.E6:'XML Benchmark Result 1 GB'.E6</svg:desc>
                </draw:g>
              </table:table-cell>
              <table:table-cell office:value-type="string">
                <text:p>maXMLian with instance reuse</text:p>
                <draw:g>
                  <svg:desc>'XML Benchmark Result 1 GB'.I6:'XML Benchmark Result 1 GB'.I6</svg:desc>
                </draw:g>
              </table:table-cell>
              <table:table-cell office:value-type="string">
                <text:p>maXMLian without instance reuse</text:p>
                <draw:g>
                  <svg:desc>'XML Benchmark Result 1 GB'.J6:'XML Benchmark Result 1 GB'.J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XML Benchmark Result 1 GB'.B10:'XML Benchmark Result 1 GB'.B20</svg:desc>
                </draw:g>
              </table:table-cell>
              <table:table-cell office:value-type="float" office:value="0.4987">
                <text:p>0.4987</text:p>
                <draw:g>
                  <svg:desc>'XML Benchmark Result 1 GB'.C10:'XML Benchmark Result 1 GB'.C20</svg:desc>
                </draw:g>
              </table:table-cell>
              <table:table-cell office:value-type="float" office:value="0.4647">
                <text:p>0.4647</text:p>
                <draw:g>
                  <svg:desc>'XML Benchmark Result 1 GB'.D10:'XML Benchmark Result 1 GB'.D20</svg:desc>
                </draw:g>
              </table:table-cell>
              <table:table-cell office:value-type="float" office:value="0.5333">
                <text:p>0.5333</text:p>
                <draw:g>
                  <svg:desc>'XML Benchmark Result 1 GB'.E10:'XML Benchmark Result 1 GB'.E20</svg:desc>
                </draw:g>
              </table:table-cell>
              <table:table-cell office:value-type="float" office:value="0.47">
                <text:p>0.47</text:p>
                <draw:g>
                  <svg:desc>'XML Benchmark Result 1 GB'.I10:'XML Benchmark Result 1 GB'.I20</svg:desc>
                </draw:g>
              </table:table-cell>
              <table:table-cell office:value-type="float" office:value="0.9242">
                <text:p>0.9242</text:p>
                <draw:g>
                  <svg:desc>'XML Benchmark Result 1 GB'.J10:'XML Benchmark Result 1 GB'.J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17.7552">
                <text:p>17.7552</text:p>
              </table:table-cell>
              <table:table-cell office:value-type="float" office:value="7.1178">
                <text:p>7.1178</text:p>
              </table:table-cell>
              <table:table-cell office:value-type="float" office:value="12.906">
                <text:p>12.906</text:p>
              </table:table-cell>
              <table:table-cell office:value-type="float" office:value="9.0834">
                <text:p>9.0834</text:p>
              </table:table-cell>
              <table:table-cell office:value-type="float" office:value="16.8421">
                <text:p>16.842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11.1849">
                <text:p>11.1849</text:p>
              </table:table-cell>
              <table:table-cell office:value-type="float" office:value="13.7005">
                <text:p>13.7005</text:p>
              </table:table-cell>
              <table:table-cell office:value-type="float" office:value="23.155">
                <text:p>23.155</text:p>
              </table:table-cell>
              <table:table-cell office:value-type="float" office:value="17.5022">
                <text:p>17.5022</text:p>
              </table:table-cell>
              <table:table-cell office:value-type="float" office:value="30.1203">
                <text:p>30.12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3.5196">
                <text:p>3.5196</text:p>
              </table:table-cell>
              <table:table-cell office:value-type="float" office:value="18.881">
                <text:p>18.881</text:p>
              </table:table-cell>
              <table:table-cell office:value-type="float" office:value="18.5155">
                <text:p>18.5155</text:p>
              </table:table-cell>
              <table:table-cell office:value-type="float" office:value="1.0727">
                <text:p>1.0727</text:p>
              </table:table-cell>
              <table:table-cell office:value-type="float" office:value="30.0917">
                <text:p>30.091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22.3091">
                <text:p>22.3091</text:p>
              </table:table-cell>
              <table:table-cell office:value-type="float" office:value="4.7808">
                <text:p>4.7808</text:p>
              </table:table-cell>
              <table:table-cell office:value-type="float" office:value="15.7068">
                <text:p>15.7068</text:p>
              </table:table-cell>
              <table:table-cell office:value-type="float" office:value="11.4129">
                <text:p>11.4129</text:p>
              </table:table-cell>
              <table:table-cell office:value-type="float" office:value="22.0243">
                <text:p>22.024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18.2671">
                <text:p>18.2671</text:p>
              </table:table-cell>
              <table:table-cell office:value-type="float" office:value="14.1808">
                <text:p>14.1808</text:p>
              </table:table-cell>
              <table:table-cell office:value-type="float" office:value="13.5788">
                <text:p>13.5788</text:p>
              </table:table-cell>
              <table:table-cell office:value-type="float" office:value="21.3011">
                <text:p>21.3011</text:p>
              </table:table-cell>
              <table:table-cell office:value-type="float" office:value="30.1681">
                <text:p>30.168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">
                <text:p>0.6</text:p>
              </table:table-cell>
              <table:table-cell office:value-type="float" office:value="13.3975">
                <text:p>13.3975</text:p>
              </table:table-cell>
              <table:table-cell office:value-type="float" office:value="23.5964">
                <text:p>23.5964</text:p>
              </table:table-cell>
              <table:table-cell office:value-type="float" office:value="18.598">
                <text:p>18.598</text:p>
              </table:table-cell>
              <table:table-cell office:value-type="float" office:value="7.7153">
                <text:p>7.7153</text:p>
              </table:table-cell>
              <table:table-cell office:value-type="float" office:value="26.8813">
                <text:p>26.881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">
                <text:p>0.7</text:p>
              </table:table-cell>
              <table:table-cell office:value-type="float" office:value="8.05">
                <text:p>8.05</text:p>
              </table:table-cell>
              <table:table-cell office:value-type="float" office:value="8.2328">
                <text:p>8.2328</text:p>
              </table:table-cell>
              <table:table-cell office:value-type="float" office:value="13.0466">
                <text:p>13.0466</text:p>
              </table:table-cell>
              <table:table-cell office:value-type="float" office:value="16.6485">
                <text:p>16.6485</text:p>
              </table:table-cell>
              <table:table-cell office:value-type="float" office:value="15.3223">
                <text:p>15.322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">
                <text:p>0.8</text:p>
              </table:table-cell>
              <table:table-cell office:value-type="float" office:value="2.2845">
                <text:p>2.2845</text:p>
              </table:table-cell>
              <table:table-cell office:value-type="float" office:value="16.0663">
                <text:p>16.0663</text:p>
              </table:table-cell>
              <table:table-cell office:value-type="float" office:value="12.56">
                <text:p>12.56</text:p>
              </table:table-cell>
              <table:table-cell office:value-type="float" office:value="2.5686">
                <text:p>2.5686</text:p>
              </table:table-cell>
              <table:table-cell office:value-type="float" office:value="14.0064">
                <text:p>14.006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">
                <text:p>0.9</text:p>
              </table:table-cell>
              <table:table-cell office:value-type="float" office:value="15.4445">
                <text:p>15.4445</text:p>
              </table:table-cell>
              <table:table-cell office:value-type="float" office:value="5.7468">
                <text:p>5.7468</text:p>
              </table:table-cell>
              <table:table-cell office:value-type="float" office:value="10.4511">
                <text:p>10.4511</text:p>
              </table:table-cell>
              <table:table-cell office:value-type="float" office:value="16.1884">
                <text:p>16.1884</text:p>
              </table:table-cell>
              <table:table-cell office:value-type="float" office:value="31.0331">
                <text:p>31.033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17.9511">
                <text:p>17.9511</text:p>
              </table:table-cell>
              <table:table-cell office:value-type="float" office:value="13.7267">
                <text:p>13.7267</text:p>
              </table:table-cell>
              <table:table-cell office:value-type="float" office:value="14.1163">
                <text:p>14.1163</text:p>
              </table:table-cell>
              <table:table-cell office:value-type="float" office:value="1.634">
                <text:p>1.634</text:p>
              </table:table-cell>
              <table:table-cell office:value-type="float" office:value="19.9115">
                <text:p>19.911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4.2$Windows_X86_64 LibreOffice_project/dcf040e67528d9187c66b2379df5ea4407429775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percentage-style style:name="N10">
      <number:number number:decimal-places="0" number:min-decimal-places="0" number:min-integer-digits="1"/>
      <number:text> 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10">
      <style:chart-properties chart:display-label="true" chart:logarithmic="false" chart:minimum="0" chart:maximum="1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0000" draw:fill-color="#ff00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aa00" draw:fill-color="#ffaa0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eeee00" draw:fill-color="#eeee0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0066ff" draw:fill-color="#0066ff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9900ff" draw:fill-color="#9900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0.001cm" svg:height="9.001cm" xlink:href=".." xlink:type="simple" chart:class="chart:scatter" chart:style-name="ch1">
        <chart:title svg:x="5.644cm" svg:y="0.316cm" chart:style-name="ch2">
          <text:p>Memory Consumption with GC (1 GB XML)</text:p>
        </chart:title>
        <chart:legend chart:legend-position="end" svg:x="13.471cm" svg:y="3.205cm" style:legend-expansion="high" chart:style-name="ch3"/>
        <chart:plot-area chart:style-name="ch4" table:cell-range-address="'XML Benchmark Result 1 GB'.B21:'XML Benchmark Result 1 GB'.E31 'XML Benchmark Result 1 GB'.C6:'XML Benchmark Result 1 GB'.E6 'XML Benchmark Result 1 GB'.I6:'XML Benchmark Result 1 GB'.J6 'XML Benchmark Result 1 GB'.I21:'XML Benchmark Result 1 GB'.J31" chart:data-source-has-labels="row" svg:x="1.411cm" svg:y="1.275cm" svg:width="11.66cm" svg:height="6.565cm">
          <chart:coordinate-region svg:x="2.509cm" svg:y="1.474cm" svg:width="10.071cm" svg:height="5.719cm"/>
          <chart:axis chart:dimension="x" chart:name="primary-x" chart:style-name="ch5">
            <chart:title svg:x="5.279cm" svg:y="8.02cm" chart:style-name="ch6">
              <text:p>Progress of Tree Traversal</text:p>
            </chart:title>
          </chart:axis>
          <chart:axis chart:dimension="y" chart:name="primary-y" chart:style-name="ch7">
            <chart:title svg:x="0.451cm" svg:y="6.559cm" chart:style-name="ch8">
              <text:p>Memory Consumption [MB]</text:p>
            </chart:title>
            <chart:grid chart:style-name="ch9" chart:class="major"/>
          </chart:axis>
          <chart:series chart:style-name="ch10" chart:values-cell-range-address="'XML Benchmark Result 1 GB'.C21:'XML Benchmark Result 1 GB'.C31" chart:label-cell-address="'XML Benchmark Result 1 GB'.C6:'XML Benchmark Result 1 GB'.C6" chart:class="chart:scatter">
            <chart:domain table:cell-range-address="'XML Benchmark Result 1 GB'.B21:'XML Benchmark Result 1 GB'.B31"/>
            <chart:data-point chart:repeated="11"/>
          </chart:series>
          <chart:series chart:style-name="ch11" chart:values-cell-range-address="'XML Benchmark Result 1 GB'.D21:'XML Benchmark Result 1 GB'.D31" chart:label-cell-address="'XML Benchmark Result 1 GB'.D6:'XML Benchmark Result 1 GB'.D6" chart:class="chart:scatter">
            <chart:data-point chart:repeated="11"/>
          </chart:series>
          <chart:series chart:style-name="ch12" chart:values-cell-range-address="'XML Benchmark Result 1 GB'.E21:'XML Benchmark Result 1 GB'.E31" chart:label-cell-address="'XML Benchmark Result 1 GB'.E6:'XML Benchmark Result 1 GB'.E6" chart:class="chart:scatter">
            <chart:data-point chart:repeated="11"/>
          </chart:series>
          <chart:series chart:style-name="ch13" chart:values-cell-range-address="'XML Benchmark Result 1 GB'.I21:'XML Benchmark Result 1 GB'.I31" chart:label-cell-address="'XML Benchmark Result 1 GB'.I6:'XML Benchmark Result 1 GB'.I6" chart:class="chart:scatter">
            <chart:data-point chart:repeated="11"/>
          </chart:series>
          <chart:series chart:style-name="ch14" chart:values-cell-range-address="'XML Benchmark Result 1 GB'.J21:'XML Benchmark Result 1 GB'.J31" chart:label-cell-address="'XML Benchmark Result 1 GB'.J6:'XML Benchmark Result 1 GB'.J6" chart:class="chart:scatter">
            <chart:data-point chart:repeated="11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</text:p>
              </table:table-cell>
              <table:table-cell office:value-type="string">
                <text:p>Xerces (Cursor API)</text:p>
                <draw:g>
                  <svg:desc>'XML Benchmark Result 1 GB'.C6:'XML Benchmark Result 1 GB'.C6</svg:desc>
                </draw:g>
              </table:table-cell>
              <table:table-cell office:value-type="string">
                <text:p>Woodstox (Cursor API)</text:p>
                <draw:g>
                  <svg:desc>'XML Benchmark Result 1 GB'.D6:'XML Benchmark Result 1 GB'.D6</svg:desc>
                </draw:g>
              </table:table-cell>
              <table:table-cell office:value-type="string">
                <text:p>Aalto (Cursor API)</text:p>
                <draw:g>
                  <svg:desc>'XML Benchmark Result 1 GB'.E6:'XML Benchmark Result 1 GB'.E6</svg:desc>
                </draw:g>
              </table:table-cell>
              <table:table-cell office:value-type="string">
                <text:p>maXMLian with instance reuse</text:p>
                <draw:g>
                  <svg:desc>'XML Benchmark Result 1 GB'.I6:'XML Benchmark Result 1 GB'.I6</svg:desc>
                </draw:g>
              </table:table-cell>
              <table:table-cell office:value-type="string">
                <text:p>maXMLian without instance reuse</text:p>
                <draw:g>
                  <svg:desc>'XML Benchmark Result 1 GB'.J6:'XML Benchmark Result 1 GB'.J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XML Benchmark Result 1 GB'.B21:'XML Benchmark Result 1 GB'.B31</svg:desc>
                </draw:g>
              </table:table-cell>
              <table:table-cell office:value-type="float" office:value="0.0102">
                <text:p>0.0102</text:p>
                <draw:g>
                  <svg:desc>'XML Benchmark Result 1 GB'.C21:'XML Benchmark Result 1 GB'.C31</svg:desc>
                </draw:g>
              </table:table-cell>
              <table:table-cell office:value-type="float" office:value="0.0017">
                <text:p>0.0017</text:p>
                <draw:g>
                  <svg:desc>'XML Benchmark Result 1 GB'.D21:'XML Benchmark Result 1 GB'.D31</svg:desc>
                </draw:g>
              </table:table-cell>
              <table:table-cell office:value-type="float" office:value="0.0016">
                <text:p>0.0016</text:p>
                <draw:g>
                  <svg:desc>'XML Benchmark Result 1 GB'.E21:'XML Benchmark Result 1 GB'.E31</svg:desc>
                </draw:g>
              </table:table-cell>
              <table:table-cell office:value-type="float" office:value="0.0139">
                <text:p>0.0139</text:p>
                <draw:g>
                  <svg:desc>'XML Benchmark Result 1 GB'.I21:'XML Benchmark Result 1 GB'.I31</svg:desc>
                </draw:g>
              </table:table-cell>
              <table:table-cell office:value-type="float" office:value="0.0137">
                <text:p>0.0137</text:p>
                <draw:g>
                  <svg:desc>'XML Benchmark Result 1 GB'.J21:'XML Benchmark Result 1 GB'.J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0.0139">
                <text:p>0.0139</text:p>
              </table:table-cell>
              <table:table-cell office:value-type="float" office:value="0.0034">
                <text:p>0.0034</text:p>
              </table:table-cell>
              <table:table-cell office:value-type="float" office:value="0.0042">
                <text:p>0.0042</text:p>
              </table:table-cell>
              <table:table-cell office:value-type="float" office:value="0.0273">
                <text:p>0.0273</text:p>
              </table:table-cell>
              <table:table-cell office:value-type="float" office:value="0.022">
                <text:p>0.02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0.014">
                <text:p>0.014</text:p>
              </table:table-cell>
              <table:table-cell office:value-type="float" office:value="0.0035">
                <text:p>0.0035</text:p>
              </table:table-cell>
              <table:table-cell office:value-type="float" office:value="0.0042">
                <text:p>0.0042</text:p>
              </table:table-cell>
              <table:table-cell office:value-type="float" office:value="0.0276">
                <text:p>0.0276</text:p>
              </table:table-cell>
              <table:table-cell office:value-type="float" office:value="0.0219">
                <text:p>0.02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0.014">
                <text:p>0.014</text:p>
              </table:table-cell>
              <table:table-cell office:value-type="float" office:value="0.0035">
                <text:p>0.0035</text:p>
              </table:table-cell>
              <table:table-cell office:value-type="float" office:value="0.0044">
                <text:p>0.0044</text:p>
              </table:table-cell>
              <table:table-cell office:value-type="float" office:value="0.0276">
                <text:p>0.0276</text:p>
              </table:table-cell>
              <table:table-cell office:value-type="float" office:value="0.0228">
                <text:p>0.022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0.0139">
                <text:p>0.0139</text:p>
              </table:table-cell>
              <table:table-cell office:value-type="float" office:value="0.0033">
                <text:p>0.0033</text:p>
              </table:table-cell>
              <table:table-cell office:value-type="float" office:value="0.0044">
                <text:p>0.0044</text:p>
              </table:table-cell>
              <table:table-cell office:value-type="float" office:value="0.0275">
                <text:p>0.0275</text:p>
              </table:table-cell>
              <table:table-cell office:value-type="float" office:value="0.0229">
                <text:p>0.022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.014">
                <text:p>0.014</text:p>
              </table:table-cell>
              <table:table-cell office:value-type="float" office:value="0.0035">
                <text:p>0.0035</text:p>
              </table:table-cell>
              <table:table-cell office:value-type="float" office:value="0.0044">
                <text:p>0.0044</text:p>
              </table:table-cell>
              <table:table-cell office:value-type="float" office:value="0.0274">
                <text:p>0.0274</text:p>
              </table:table-cell>
              <table:table-cell office:value-type="float" office:value="0.0219">
                <text:p>0.021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">
                <text:p>0.6</text:p>
              </table:table-cell>
              <table:table-cell office:value-type="float" office:value="0.0141">
                <text:p>0.0141</text:p>
              </table:table-cell>
              <table:table-cell office:value-type="float" office:value="0.0036">
                <text:p>0.0036</text:p>
              </table:table-cell>
              <table:table-cell office:value-type="float" office:value="0.0046">
                <text:p>0.0046</text:p>
              </table:table-cell>
              <table:table-cell office:value-type="float" office:value="0.0296">
                <text:p>0.0296</text:p>
              </table:table-cell>
              <table:table-cell office:value-type="float" office:value="0.0232">
                <text:p>0.023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">
                <text:p>0.7</text:p>
              </table:table-cell>
              <table:table-cell office:value-type="float" office:value="0.0141">
                <text:p>0.0141</text:p>
              </table:table-cell>
              <table:table-cell office:value-type="float" office:value="0.0037">
                <text:p>0.0037</text:p>
              </table:table-cell>
              <table:table-cell office:value-type="float" office:value="0.0046">
                <text:p>0.0046</text:p>
              </table:table-cell>
              <table:table-cell office:value-type="float" office:value="0.0292">
                <text:p>0.0292</text:p>
              </table:table-cell>
              <table:table-cell office:value-type="float" office:value="0.0225">
                <text:p>0.02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">
                <text:p>0.8</text:p>
              </table:table-cell>
              <table:table-cell office:value-type="float" office:value="0.0141">
                <text:p>0.0141</text:p>
              </table:table-cell>
              <table:table-cell office:value-type="float" office:value="0.0036">
                <text:p>0.0036</text:p>
              </table:table-cell>
              <table:table-cell office:value-type="float" office:value="0.0046">
                <text:p>0.0046</text:p>
              </table:table-cell>
              <table:table-cell office:value-type="float" office:value="0.0293">
                <text:p>0.0293</text:p>
              </table:table-cell>
              <table:table-cell office:value-type="float" office:value="0.0231">
                <text:p>0.023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">
                <text:p>0.9</text:p>
              </table:table-cell>
              <table:table-cell office:value-type="float" office:value="0.0141">
                <text:p>0.0141</text:p>
              </table:table-cell>
              <table:table-cell office:value-type="float" office:value="0.0036">
                <text:p>0.0036</text:p>
              </table:table-cell>
              <table:table-cell office:value-type="float" office:value="0.0046">
                <text:p>0.0046</text:p>
              </table:table-cell>
              <table:table-cell office:value-type="float" office:value="0.0296">
                <text:p>0.0296</text:p>
              </table:table-cell>
              <table:table-cell office:value-type="float" office:value="0.0221">
                <text:p>0.022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0.0141">
                <text:p>0.0141</text:p>
              </table:table-cell>
              <table:table-cell office:value-type="float" office:value="0.0036">
                <text:p>0.0036</text:p>
              </table:table-cell>
              <table:table-cell office:value-type="float" office:value="0.0044">
                <text:p>0.0044</text:p>
              </table:table-cell>
              <table:table-cell office:value-type="float" office:value="0.0298">
                <text:p>0.0298</text:p>
              </table:table-cell>
              <table:table-cell office:value-type="float" office:value="0.017">
                <text:p>0.01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4.2$Windows_X86_64 LibreOffice_project/dcf040e67528d9187c66b2379df5ea4407429775</meta:generator>
  </office:meta>
</office:document-meta>
</file>

<file path=Object 3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